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4130" officeooo:paragraph-rsid="00044130"/>
    </style:style>
    <style:style style:name="P2" style:family="paragraph" style:parent-style-name="Standard">
      <style:text-properties officeooo:rsid="0004ee79" officeooo:paragraph-rsid="0004ee79"/>
    </style:style>
    <style:style style:name="T1" style:family="text">
      <style:text-properties officeooo:rsid="0004ee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OREZIVANJE OTPREMNINE </text:p>
      <text:p text:style-name="P1"/>
      <text:p text:style-name="P1">Pravo na isplatu otpremine utvrđeno je Zakonom o radu, članovima 119. i 158., gde je utvrđena obaveza poslodavca, da zaposlenom isplati otpreminu, pre raskida radnog odnosa, u sledećim slučajevima: </text:p>
      <text:p text:style-name="P1"/>
      <text:p text:style-name="P1">1. Prlikom odlaska u penziju – u visini dve prosečene zarade (zaradom se smatra bruto zarada) prema poslednjem podatku Zavoda za statistiku.</text:p>
      <text:p text:style-name="P1">2. Priliko raskida radnog odnosa zaposlenog koji je proglašen tehnološkim viškom u visini od jedne trećine prosečne zarade po svakoj navršenoj godini radnog staža. Prosečan zarada utvrđuje se kao aritmetička sredina poslednje tri zarade.</text:p>
      <text:p text:style-name="P1"/>
      <text:p text:style-name="P1">Oporezivanje isplate otpremine utvrđeno je <text:span text:style-name="T1">Zakonom o porezu na dohodak građana.</text:span></text:p>
      <text:p text:style-name="P2">Članom 9. gde je propisano poresko oslobođenje kod isplate otpremnine, koja se isplaćuje shodno Zakonu o radu. To dalje znači da otpremnina koja je utvrđena shodno tačkama 1. i 2. je u potpunosti neoporeziva. <text:line-break/><text:line-break/>Kako je Zakonom o radu, poslodavcu data mogućnost, da prava zaposlenih utvrde u većem iznosu od onih utvrđenih Zakonom o radu, postavlja se pitanje na koji način obračunati porez i eventualne doprinose kada je otpremnina utvđena u većem iznosu od iznosa utvrđenog Zakonom o radu.</text:p>
      <text:p text:style-name="P2"/>
      <text:p text:style-name="P2">Prvenstveno u članu 9. Zakona o porezu na dohodak građana, utvrđeno je pravo na poresko oslobođenje, do iznosa utvrđenog Zakonom o radu.</text:p>
      <text:p text:style-name="P2">Zatim, u članu 85., gde se nabrajaju prihodi koji čine druge prihode, u tački 12. stoji:</text:p>
      <text:p text:style-name="P2"/>
      <text:p text:style-name="P2"><text:tab/>"12) primanja iz člana 9. ovog zakona iznad propisanih neoporezivih iznosa;"</text:p>
      <text:p text:style-name="P2"/>
      <text:p text:style-name="P2">Zatim dalje u Zakonu, definiše se oporeziv prihod kao bruto prihod umanjen za normirane troškove u visini od 20%. </text:p>
      <text:p text:style-name="P2">Članom 85. propisana je poreska stopa na ostale prihode koja iznosi 20%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4S</meta:editing-duration>
    <meta:editing-cycles>4</meta:editing-cycles>
    <meta:generator>LibreOffice/5.2.7.2$Linux_X86_64 LibreOffice_project/20m0$Build-2</meta:generator>
    <dc:date>2018-11-04T18:56:37.527518902</dc:date>
    <meta:document-statistic meta:table-count="0" meta:image-count="0" meta:object-count="0" meta:page-count="1" meta:paragraph-count="11" meta:word-count="256" meta:character-count="1655" meta:non-whitespace-character-count="1403"/>
    <meta:user-defined meta:name="Info 1"/>
    <meta:user-defined meta:name="Info 2"/>
    <meta:user-defined meta:name="Info 3"/>
    <meta:user-defined meta:name="Info 4"/>
  </office:meta>
</office:document-meta>
</file>